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28in"/>
    </style:style>
    <style:style style:name="co3" style:family="table-column">
      <style:table-column-properties fo:break-before="auto" style:column-width="2.5256in"/>
    </style:style>
    <style:style style:name="co4" style:family="table-column">
      <style:table-column-properties fo:break-before="auto" style:column-width="2.4925in"/>
    </style:style>
    <style:style style:name="co5" style:family="table-column">
      <style:table-column-properties fo:break-before="auto" style:column-width="1.771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Statistics:</text:p>
          </table:table-cell>
          <table:table-cell/>
          <table:table-cell office:value-type="string">
            <text:p>Chance of Rising Post Market </text:p>
          </table:table-cell>
          <table:table-cell office:value-type="string">
            <text:p>Chance of Rising PreMarket Next Day</text:p>
          </table:table-cell>
          <table:table-cell office:value-type="string">
            <text:p>Chance of Rising During the Next day</text:p>
          </table:table-cell>
          <table:table-cell office:value-type="string">
            <text:p>Average Rise Next Interval</text:p>
          </table:table-cell>
        </table:table-row>
        <table:table-row table:style-name="ro1">
          <table:table-cell office:value-type="string">
            <text:p>Rise During the Day:</text:p>
          </table:table-cell>
          <table:table-cell office:value-type="string">
            <text:p>&lt;-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-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-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-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-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-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-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-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-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gt;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gt;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gt;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gt;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gt;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gt;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gt;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gt;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gt;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gt;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hance of Rising PreMarket Next Day</text:p>
          </table:table-cell>
          <table:table-cell office:value-type="string">
            <text:p>Chance of Rising During the Next day</text:p>
          </table:table-cell>
          <table:table-cell office:value-type="string">
            <text:p>Average Rise Next Interval</text:p>
          </table:table-cell>
          <table:table-cell/>
        </table:table-row>
        <table:table-row table:style-name="ro1">
          <table:table-cell office:value-type="string">
            <text:p>Rise During After Market</text:p>
          </table:table-cell>
          <table:table-cell office:value-type="string">
            <text:p>&lt;-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-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-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-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-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-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-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-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-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gt;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gt;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gt;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gt;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gt;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gt;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gt;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gt;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gt;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gt;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hance of Rising During the Next day</text:p>
          </table:table-cell>
          <table:table-cell office:value-type="string">
            <text:p>Average Rise Next Interval</text:p>
          </table:table-cell>
          <table:table-cell table:number-columns-repeated="2"/>
        </table:table-row>
        <table:table-row table:style-name="ro1">
          <table:table-cell office:value-type="string">
            <text:p>Rise During Premark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&lt;-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-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-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-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-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-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-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-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lt;-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gt;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gt;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gt;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gt;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gt;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gt;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gt;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gt;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gt;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&gt;1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1">08/21/2019</text:date>, <text:time>14:2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16S</meta:editing-duration>
    <meta:editing-cycles>7</meta:editing-cycles>
    <meta:generator>OpenOffice/4.1.6$Win32 OpenOffice.org_project/416m1$Build-9790</meta:generator>
    <dc:date>2019-08-21T14:21:00.70</dc:date>
    <meta:document-statistic meta:table-count="3" meta:cell-count="70" meta:object-count="0"/>
    <meta:user-defined meta:name="Info 1"/>
    <meta:user-defined meta:name="Info 2"/>
    <meta:user-defined meta:name="Info 3"/>
    <meta:user-defined meta:name="Info 4"/>
  </office:meta>
</office:document-meta>
</file>